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0.6417in" svg:y="0.5976in">
            <draw:object draw:notify-on-update-of-ranges="Sheet1.A4:Sheet1.A88 Sheet1.G4:Sheet1.G88 Sheet1.A4:Sheet1.A69 Sheet2.K4:Sheet2.K71 Sheet1.A4:Sheet1.A88 Sheet1.K4:Sheet1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1</text:p>
          </table:table-cell>
          <table:covered-table-cell table:number-columns-repeated="13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F4]/[.E4])" office:value-type="float" office:value="1.23381667569867" calcext:value-type="float">
            <text:p>1.2338166757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J4]/[.I4])" office:value-type="float" office:value="0.132049954766551" calcext:value-type="float">
            <text:p>0.1320499548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F5]/[.E5])" office:value-type="float" office:value="1.20103395288328" calcext:value-type="float">
            <text:p>1.2010339529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J5]/[.I5])" office:value-type="float" office:value="0.130189377311696" calcext:value-type="float">
            <text:p>0.1301893773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F6]/[.E6])" office:value-type="float" office:value="1.16613967682392" calcext:value-type="float">
            <text:p>1.1661396768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J6]/[.I6])" office:value-type="float" office:value="0.120721940864342" calcext:value-type="float">
            <text:p>0.1207219409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F7]/[.E7])" office:value-type="float" office:value="1.26589786821049" calcext:value-type="float">
            <text:p>1.2658978682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J7]/[.I7])" office:value-type="float" office:value="0.0938326069761358" calcext:value-type="float">
            <text:p>0.093832607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F8]/[.E8])" office:value-type="float" office:value="1.36175251767416" calcext:value-type="float">
            <text:p>1.3617525177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J8]/[.I8])" office:value-type="float" office:value="0.105517686581529" calcext:value-type="float">
            <text:p>0.1055176866</text:p>
          </table:table-cell>
          <table:table-cell table:number-columns-repeated="3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F9]/[.E9])" office:value-type="float" office:value="1.39907661761535" calcext:value-type="float">
            <text:p>1.3990766176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J9]/[.I9])" office:value-type="float" office:value="0.0415139284396091" calcext:value-type="float">
            <text:p>0.0415139284</text:p>
          </table:table-cell>
          <table:table-cell table:number-columns-repeated="3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F10]/[.E10])" office:value-type="float" office:value="1.40053377149854" calcext:value-type="float">
            <text:p>1.4005337715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J10]/[.I10])" office:value-type="float" office:value="0.103442848964113" calcext:value-type="float">
            <text:p>0.103442849</text:p>
          </table:table-cell>
          <table:table-cell table:number-columns-repeated="3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F11]/[.E11])" office:value-type="float" office:value="1.32116519743045" calcext:value-type="float">
            <text:p>1.3211651974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J11]/[.I11])" office:value-type="float" office:value="0.102385798541083" calcext:value-type="float">
            <text:p>0.1023857985</text:p>
          </table:table-cell>
          <table:table-cell table:number-columns-repeated="3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F12]/[.E12])" office:value-type="float" office:value="1.27389510348059" calcext:value-type="float">
            <text:p>1.2738951035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J12]/[.I12])" office:value-type="float" office:value="0.104256393750138" calcext:value-type="float">
            <text:p>0.1042563938</text:p>
          </table:table-cell>
          <table:table-cell table:number-columns-repeated="3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F13]/[.E13])" office:value-type="float" office:value="1.33058486084844" calcext:value-type="float">
            <text:p>1.3305848608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J13]/[.I13])" office:value-type="float" office:value="0.105762165517242" calcext:value-type="float">
            <text:p>0.1057621655</text:p>
          </table:table-cell>
          <table:table-cell table:number-columns-repeated="3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F14]/[.E14])" office:value-type="float" office:value="1.42554273079758" calcext:value-type="float">
            <text:p>1.4255427308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J14]/[.I14])" office:value-type="float" office:value="0.0858506403656242" calcext:value-type="float">
            <text:p>0.0858506404</text:p>
          </table:table-cell>
          <table:table-cell table:number-columns-repeated="3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F15]/[.E15])" office:value-type="float" office:value="1.4331724788177" calcext:value-type="float">
            <text:p>1.4331724788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J15]/[.I15])" office:value-type="float" office:value="0.049170209555896" calcext:value-type="float">
            <text:p>0.0491702096</text:p>
          </table:table-cell>
          <table:table-cell table:number-columns-repeated="3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F16]/[.E16])" office:value-type="float" office:value="1.46328293188478" calcext:value-type="float">
            <text:p>1.4632829319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J16]/[.I16])" office:value-type="float" office:value="0.144109309531189" calcext:value-type="float">
            <text:p>0.1441093095</text:p>
          </table:table-cell>
          <table:table-cell table:number-columns-repeated="3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F17]/[.E17])" office:value-type="float" office:value="1.49616596310623" calcext:value-type="float">
            <text:p>1.4961659631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J17]/[.I17])" office:value-type="float" office:value="0.03692821185745" calcext:value-type="float">
            <text:p>0.0369282119</text:p>
          </table:table-cell>
          <table:table-cell table:number-columns-repeated="3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F18]/[.E18])" office:value-type="float" office:value="1.53187626813902" calcext:value-type="float">
            <text:p>1.5318762681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J18]/[.I18])" office:value-type="float" office:value="0.142872804612435" calcext:value-type="float">
            <text:p>0.1428728046</text:p>
          </table:table-cell>
          <table:table-cell table:number-columns-repeated="3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F19]/[.E19])" office:value-type="float" office:value="1.47723354639502" calcext:value-type="float">
            <text:p>1.477233546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J19]/[.I19])" office:value-type="float" office:value="0.0164523344699333" calcext:value-type="float">
            <text:p>0.0164523345</text:p>
          </table:table-cell>
          <table:table-cell table:number-columns-repeated="3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F20]/[.E20])" office:value-type="float" office:value="1.36017851398933" calcext:value-type="float">
            <text:p>1.360178514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J20]/[.I20])" office:value-type="float" office:value="0.13524465525059" calcext:value-type="float">
            <text:p>0.1352446553</text:p>
          </table:table-cell>
          <table:table-cell table:number-columns-repeated="3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F21]/[.E21])" office:value-type="float" office:value="1.39226727113533" calcext:value-type="float">
            <text:p>1.3922672711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J21]/[.I21])" office:value-type="float" office:value="0.106704150391378" calcext:value-type="float">
            <text:p>0.1067041504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F22]/[.E22])" office:value-type="float" office:value="1.41119781814299" calcext:value-type="float">
            <text:p>1.411197818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J22]/[.I22])" office:value-type="float" office:value="0.111152645665277" calcext:value-type="float">
            <text:p>0.1111526457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F23]/[.E23])" office:value-type="float" office:value="1.28918247450631" calcext:value-type="float">
            <text:p>1.2891824745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J23]/[.I23])" office:value-type="float" office:value="0.0837600265273706" calcext:value-type="float">
            <text:p>0.0837600265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F24]/[.E24])" office:value-type="float" office:value="1.19392246847243" calcext:value-type="float">
            <text:p>1.1939224685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J24]/[.I24])" office:value-type="float" office:value="0.082005837174495" calcext:value-type="float">
            <text:p>0.0820058372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F25]/[.E25])" office:value-type="float" office:value="1.05747771881598" calcext:value-type="float">
            <text:p>1.0574777188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J25]/[.I25])" office:value-type="float" office:value="0.0446315462316468" calcext:value-type="float">
            <text:p>0.0446315462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F26]/[.E26])" office:value-type="float" office:value="1.27223872614233" calcext:value-type="float">
            <text:p>1.2722387261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J26]/[.I26])" office:value-type="float" office:value="0.0678100668788683" calcext:value-type="float">
            <text:p>0.0678100669</text:p>
          </table:table-cell>
          <table:table-cell table:number-columns-repeated="3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F27]/[.E27])" office:value-type="float" office:value="1.283462233165" calcext:value-type="float">
            <text:p>1.2834622332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J27]/[.I27])" office:value-type="float" office:value="0.0371226627377622" calcext:value-type="float">
            <text:p>0.0371226627</text:p>
          </table:table-cell>
          <table:table-cell table:number-columns-repeated="3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F28]/[.E28])" office:value-type="float" office:value="1.37251770818238" calcext:value-type="float">
            <text:p>1.3725177082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J28]/[.I28])" office:value-type="float" office:value="0.0754190656476727" calcext:value-type="float">
            <text:p>0.0754190656</text:p>
          </table:table-cell>
          <table:table-cell table:number-columns-repeated="3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F29]/[.E29])" office:value-type="float" office:value="1.45002816322039" calcext:value-type="float">
            <text:p>1.4500281632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J29]/[.I29])" office:value-type="float" office:value="0.0610972160841557" calcext:value-type="float">
            <text:p>0.0610972161</text:p>
          </table:table-cell>
          <table:table-cell table:number-columns-repeated="3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F30]/[.E30])" office:value-type="float" office:value="1.46308257207034" calcext:value-type="float">
            <text:p>1.4630825721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J30]/[.I30])" office:value-type="float" office:value="0.126379377512223" calcext:value-type="float">
            <text:p>0.1263793775</text:p>
          </table:table-cell>
          <table:table-cell table:number-columns-repeated="3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F31]/[.E31])" office:value-type="float" office:value="1.50097341083868" calcext:value-type="float">
            <text:p>1.5009734108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J31]/[.I31])" office:value-type="float" office:value="0.109280885320075" calcext:value-type="float">
            <text:p>0.1092808853</text:p>
          </table:table-cell>
          <table:table-cell table:number-columns-repeated="3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F32]/[.E32])" office:value-type="float" office:value="1.43668640784346" calcext:value-type="float">
            <text:p>1.4366864078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J32]/[.I32])" office:value-type="float" office:value="0.116273283425368" calcext:value-type="float">
            <text:p>0.1162732834</text:p>
          </table:table-cell>
          <table:table-cell table:number-columns-repeated="3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F33]/[.E33])" office:value-type="float" office:value="1.41465674508213" calcext:value-type="float">
            <text:p>1.4146567451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J33]/[.I33])" office:value-type="float" office:value="0.121289314091904" calcext:value-type="float">
            <text:p>0.1212893141</text:p>
          </table:table-cell>
          <table:table-cell table:number-columns-repeated="3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F34]/[.E34])" office:value-type="float" office:value="1.49938268524906" calcext:value-type="float">
            <text:p>1.4993826852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J34]/[.I34])" office:value-type="float" office:value="0.109340028014763" calcext:value-type="float">
            <text:p>0.10934002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F35]/[.E35])" office:value-type="float" office:value="1.50035726085048" calcext:value-type="float">
            <text:p>1.5003572609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J35]/[.I35])" office:value-type="float" office:value="0.122146877301225" calcext:value-type="float">
            <text:p>0.1221468773</text:p>
          </table:table-cell>
          <table:table-cell table:number-columns-repeated="3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F36]/[.E36])" office:value-type="float" office:value="1.45893511049776" calcext:value-type="float">
            <text:p>1.4589351105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J36]/[.I36])" office:value-type="float" office:value="0.109301545580957" calcext:value-type="float">
            <text:p>0.1093015456</text:p>
          </table:table-cell>
          <table:table-cell table:number-columns-repeated="3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F37]/[.E37])" office:value-type="float" office:value="1.46878308721529" calcext:value-type="float">
            <text:p>1.4687830872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J37]/[.I37])" office:value-type="float" office:value="0.114254963095697" calcext:value-type="float">
            <text:p>0.114254963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F38]/[.E38])" office:value-type="float" office:value="1.49065437644413" calcext:value-type="float">
            <text:p>1.4906543764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J38]/[.I38])" office:value-type="float" office:value="0.0882249223689412" calcext:value-type="float">
            <text:p>0.0882249224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F39]/[.E39])" office:value-type="float" office:value="1.50396212964457" calcext:value-type="float">
            <text:p>1.5039621296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J39]/[.I39])" office:value-type="float" office:value="0.147709941426625" calcext:value-type="float">
            <text:p>0.1477099414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F40]/[.E40])" office:value-type="float" office:value="1.45435906761996" calcext:value-type="float">
            <text:p>1.4543590676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J40]/[.I40])" office:value-type="float" office:value="0.118478978338798" calcext:value-type="float">
            <text:p>0.1184789783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F41]/[.E41])" office:value-type="float" office:value="1.49330326363419" calcext:value-type="float">
            <text:p>1.493303263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J41]/[.I41])" office:value-type="float" office:value="0.101388362570733" calcext:value-type="float">
            <text:p>0.1013883626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F42]/[.E42])" office:value-type="float" office:value="1.52861991300733" calcext:value-type="float">
            <text:p>1.5286199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J42]/[.I42])" office:value-type="float" office:value="0.100251554649875" calcext:value-type="float">
            <text:p>0.1002515546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F43]/[.E43])" office:value-type="float" office:value="1.4832142917605" calcext:value-type="float">
            <text:p>1.4832142918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J43]/[.I43])" office:value-type="float" office:value="0.0993641449566307" calcext:value-type="float">
            <text:p>0.099364145</text:p>
          </table:table-cell>
          <table:table-cell table:number-columns-repeated="3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F44]/[.E44])" office:value-type="float" office:value="1.40946499919848" calcext:value-type="float">
            <text:p>1.4094649992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J44]/[.I44])" office:value-type="float" office:value="0.107564534644557" calcext:value-type="float">
            <text:p>0.1075645346</text:p>
          </table:table-cell>
          <table:table-cell table:number-columns-repeated="3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F45]/[.E45])" office:value-type="float" office:value="1.41271520166331" calcext:value-type="float">
            <text:p>1.4127152017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J45]/[.I45])" office:value-type="float" office:value="0.115504486431308" calcext:value-type="float">
            <text:p>0.1155044864</text:p>
          </table:table-cell>
          <table:table-cell table:number-columns-repeated="3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F46]/[.E46])" office:value-type="float" office:value="1.40599878933544" calcext:value-type="float">
            <text:p>1.4059987893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J46]/[.I46])" office:value-type="float" office:value="0.0875419393334442" calcext:value-type="float">
            <text:p>0.0875419393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F47]/[.E47])" office:value-type="float" office:value="1.42188350297007" calcext:value-type="float">
            <text:p>1.421883503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J47]/[.I47])" office:value-type="float" office:value="0.105205776779374" calcext:value-type="float">
            <text:p>0.1052057768</text:p>
          </table:table-cell>
          <table:table-cell table:number-columns-repeated="3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F48]/[.E48])" office:value-type="float" office:value="1.51871489663668" calcext:value-type="float">
            <text:p>1.5187148966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J48]/[.I48])" office:value-type="float" office:value="0.12168885374497" calcext:value-type="float">
            <text:p>0.1216888537</text:p>
          </table:table-cell>
          <table:table-cell table:number-columns-repeated="3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F49]/[.E49])" office:value-type="float" office:value="1.40924156103472" calcext:value-type="float">
            <text:p>1.409241561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J49]/[.I49])" office:value-type="float" office:value="0.12716206727609" calcext:value-type="float">
            <text:p>0.1271620673</text:p>
          </table:table-cell>
          <table:table-cell table:number-columns-repeated="3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F50]/[.E50])" office:value-type="float" office:value="1.21581507902271" calcext:value-type="float">
            <text:p>1.215815079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J50]/[.I50])" office:value-type="float" office:value="0.112154519022107" calcext:value-type="float">
            <text:p>0.112154519</text:p>
          </table:table-cell>
          <table:table-cell table:number-columns-repeated="3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F51]/[.E51])" office:value-type="float" office:value="1.45338253267795" calcext:value-type="float">
            <text:p>1.4533825327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J51]/[.I51])" office:value-type="float" office:value="0.131872748709638" calcext:value-type="float">
            <text:p>0.1318727487</text:p>
          </table:table-cell>
          <table:table-cell table:number-columns-repeated="3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F52]/[.E52])" office:value-type="float" office:value="1.44320817016214" calcext:value-type="float">
            <text:p>1.4432081702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J52]/[.I52])" office:value-type="float" office:value="0.102822736005356" calcext:value-type="float">
            <text:p>0.102822736</text:p>
          </table:table-cell>
          <table:table-cell table:number-columns-repeated="3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F53]/[.E53])" office:value-type="float" office:value="1.44147432338809" calcext:value-type="float">
            <text:p>1.4414743234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J53]/[.I53])" office:value-type="float" office:value="0.130239064275356" calcext:value-type="float">
            <text:p>0.1302390643</text:p>
          </table:table-cell>
          <table:table-cell table:number-columns-repeated="3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F54]/[.E54])" office:value-type="float" office:value="1.34314159850189" calcext:value-type="float">
            <text:p>1.3431415985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J54]/[.I54])" office:value-type="float" office:value="0.0834600490666471" calcext:value-type="float">
            <text:p>0.0834600491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F55]/[.E55])" office:value-type="float" office:value="1.38035668904867" calcext:value-type="float">
            <text:p>1.380356689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J55]/[.I55])" office:value-type="float" office:value="0.0938661362320913" calcext:value-type="float">
            <text:p>0.0938661362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F56]/[.E56])" office:value-type="float" office:value="1.48395050211882" calcext:value-type="float">
            <text:p>1.4839505021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J56]/[.I56])" office:value-type="float" office:value="0.11463540951339" calcext:value-type="float">
            <text:p>0.1146354095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F57]/[.E57])" office:value-type="float" office:value="1.44299370784676" calcext:value-type="float">
            <text:p>1.44299370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J57]/[.I57])" office:value-type="float" office:value="0.13131485944356" calcext:value-type="float">
            <text:p>0.1313148594</text:p>
          </table:table-cell>
          <table:table-cell table:number-columns-repeated="3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F58]/[.E58])" office:value-type="float" office:value="1.45988994377448" calcext:value-type="float">
            <text:p>1.459889943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J58]/[.I58])" office:value-type="float" office:value="0.122385101168994" calcext:value-type="float">
            <text:p>0.1223851012</text:p>
          </table:table-cell>
          <table:table-cell table:number-columns-repeated="3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F59]/[.E59])" office:value-type="float" office:value="1.46839998855544" calcext:value-type="float">
            <text:p>1.4683999886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J59]/[.I59])" office:value-type="float" office:value="0.0895729772338297" calcext:value-type="float">
            <text:p>0.0895729772</text:p>
          </table:table-cell>
          <table:table-cell table:number-columns-repeated="3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J61]/[.I61])" office:value-type="float" office:value="0.111930309346329" calcext:value-type="float">
            <text:p>0.1119303093</text:p>
          </table:table-cell>
          <table:table-cell table:number-columns-repeated="3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F62]/[.E62])" office:value-type="float" office:value="1.47707881046926" calcext:value-type="float">
            <text:p>1.4770788105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J62]/[.I62])" office:value-type="float" office:value="0.137027429532091" calcext:value-type="float">
            <text:p>0.137027429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F63]/[.E63])" office:value-type="float" office:value="1.54912659303198" calcext:value-type="float">
            <text:p>1.54912659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J63]/[.I63])" office:value-type="float" office:value="0.0828643697233108" calcext:value-type="float">
            <text:p>0.0828643697</text:p>
          </table:table-cell>
          <table:table-cell table:number-columns-repeated="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F64]/[.E64])" office:value-type="float" office:value="1.52779753840238" calcext:value-type="float">
            <text:p>1.52779753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J64]/[.I64])" office:value-type="float" office:value="0.108307690109006" calcext:value-type="float">
            <text:p>0.1083076901</text:p>
          </table:table-cell>
          <table:table-cell table:number-columns-repeated="3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F65]/[.E65])" office:value-type="float" office:value="1.47937637089121" calcext:value-type="float">
            <text:p>1.4793763709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J65]/[.I65])" office:value-type="float" office:value="0.0699090419587309" calcext:value-type="float">
            <text:p>0.069909042</text:p>
          </table:table-cell>
          <table:table-cell table:number-columns-repeated="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F66]/[.E66])" office:value-type="float" office:value="1.39234105991587" calcext:value-type="float">
            <text:p>1.3923410599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J66]/[.I66])" office:value-type="float" office:value="0.12305526194437" calcext:value-type="float">
            <text:p>0.1230552619</text:p>
          </table:table-cell>
          <table:table-cell table:number-columns-repeated="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F67]/[.E67])" office:value-type="float" office:value="1.50152702559027" calcext:value-type="float">
            <text:p>1.501527025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J67]/[.I67])" office:value-type="float" office:value="0.111816198876351" calcext:value-type="float">
            <text:p>0.1118161989</text:p>
          </table:table-cell>
          <table:table-cell table:number-columns-repeated="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F68]/[.E68])" office:value-type="float" office:value="1.45884411777497" calcext:value-type="float">
            <text:p>1.4588441178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J68]/[.I68])" office:value-type="float" office:value="0.146268475165823" calcext:value-type="float">
            <text:p>0.1462684752</text:p>
          </table:table-cell>
          <table:table-cell table:number-columns-repeated="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F69]/[.E69])" office:value-type="float" office:value="1.48577372918848" calcext:value-type="float">
            <text:p>1.4857737292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J69]/[.I69])" office:value-type="float" office:value="0.101994539407629" calcext:value-type="float">
            <text:p>0.1019945394</text:p>
          </table:table-cell>
          <table:table-cell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P3:Sheet2.P3 Sheet2.P4:Sheet2.P71 Sheet2.M4:Sheet2.M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G4] - [Sheet1.K4]" office:value-type="float" office:value="1.10176672093212" calcext:value-type="float">
            <text:p>1.1017667209</text:p>
          </table:table-cell>
          <table:table-cell table:formula="of:=[.G4]-[.K4]" office:value-type="float" office:value="1.13999411612844" calcext:value-type="float">
            <text:p>1.1399941161</text:p>
          </table:table-cell>
          <table:table-cell table:formula="of:=[.O4]-[.N4]" office:value-type="float" office:value="0.0382273951963132" calcext:value-type="float">
            <text:p>0.0382273952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G5] - [Sheet1.K5]" office:value-type="float" office:value="1.07084457557158" calcext:value-type="float">
            <text:p>1.0708445756</text:p>
          </table:table-cell>
          <table:table-cell table:formula="of:=[.G5]-[.K5]" office:value-type="float" office:value="0.937935442563942" calcext:value-type="float">
            <text:p>0.9379354426</text:p>
          </table:table-cell>
          <table:table-cell table:formula="of:=[.O5]-[.N5]" office:value-type="float" office:value="-0.132909133007643" calcext:value-type="float">
            <text:p>-0.13290913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G6] - [Sheet1.K6]" office:value-type="float" office:value="1.04541773595958" calcext:value-type="float">
            <text:p>1.045417736</text:p>
          </table:table-cell>
          <table:table-cell table:formula="of:=[.G6]-[.K6]" office:value-type="float" office:value="1.18918415716506" calcext:value-type="float">
            <text:p>1.1891841572</text:p>
          </table:table-cell>
          <table:table-cell table:formula="of:=[.O6]-[.N6]" office:value-type="float" office:value="0.143766421205484" calcext:value-type="float">
            <text:p>0.1437664212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G7] - [Sheet1.K7]" office:value-type="float" office:value="1.17206526123435" calcext:value-type="float">
            <text:p>1.1720652612</text:p>
          </table:table-cell>
          <table:table-cell table:formula="of:=[.G7]-[.K7]" office:value-type="float" office:value="1.50001580319729" calcext:value-type="float">
            <text:p>1.5000158032</text:p>
          </table:table-cell>
          <table:table-cell table:formula="of:=[.O7]-[.N7]" office:value-type="float" office:value="0.327950541962944" calcext:value-type="float">
            <text:p>0.327950542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G8] - [Sheet1.K8]" office:value-type="float" office:value="1.25623483109263" calcext:value-type="float">
            <text:p>1.2562348311</text:p>
          </table:table-cell>
          <table:table-cell table:formula="of:=[.G8]-[.K8]" office:value-type="float" office:value="1.48208836832757" calcext:value-type="float">
            <text:p>1.4820883683</text:p>
          </table:table-cell>
          <table:table-cell table:formula="of:=[.O8]-[.N8]" office:value-type="float" office:value="0.225853537234939" calcext:value-type="float">
            <text:p>0.2258535372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G9] - [Sheet1.K9]" office:value-type="float" office:value="1.35756268917574" calcext:value-type="float">
            <text:p>1.3575626892</text:p>
          </table:table-cell>
          <table:table-cell table:formula="of:=[.G9]-[.K9]" office:value-type="float" office:value="1.46602715643621" calcext:value-type="float">
            <text:p>1.4660271564</text:p>
          </table:table-cell>
          <table:table-cell table:formula="of:=[.O9]-[.N9]" office:value-type="float" office:value="0.108464467260475" calcext:value-type="float">
            <text:p>0.1084644673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G10] - [Sheet1.K10]" office:value-type="float" office:value="1.29709092253443" calcext:value-type="float">
            <text:p>1.2970909225</text:p>
          </table:table-cell>
          <table:table-cell table:formula="of:=[.G10]-[.K10]" office:value-type="float" office:value="1.44055167542118" calcext:value-type="float">
            <text:p>1.4405516754</text:p>
          </table:table-cell>
          <table:table-cell table:formula="of:=[.O10]-[.N10]" office:value-type="float" office:value="0.143460752886747" calcext:value-type="float">
            <text:p>0.1434607529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G11] - [Sheet1.K11]" office:value-type="float" office:value="1.21877939888937" calcext:value-type="float">
            <text:p>1.2187793989</text:p>
          </table:table-cell>
          <table:table-cell table:formula="of:=[.G11]-[.K11]" office:value-type="float" office:value="1.46728336959984" calcext:value-type="float">
            <text:p>1.4672833696</text:p>
          </table:table-cell>
          <table:table-cell table:formula="of:=[.O11]-[.N11]" office:value-type="float" office:value="0.248503970710477" calcext:value-type="float">
            <text:p>0.2485039707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G12] - [Sheet1.K12]" office:value-type="float" office:value="1.16963870973045" calcext:value-type="float">
            <text:p>1.1696387097</text:p>
          </table:table-cell>
          <table:table-cell table:formula="of:=[.G12]-[.K12]" office:value-type="float" office:value="1.53374075162448" calcext:value-type="float">
            <text:p>1.5337407516</text:p>
          </table:table-cell>
          <table:table-cell table:formula="of:=[.O12]-[.N12]" office:value-type="float" office:value="0.364102041894033" calcext:value-type="float">
            <text:p>0.3641020419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G13] - [Sheet1.K13]" office:value-type="float" office:value="1.2248226953312" calcext:value-type="float">
            <text:p>1.2248226953</text:p>
          </table:table-cell>
          <table:table-cell table:formula="of:=[.G13]-[.K13]" office:value-type="float" office:value="1.44405432033414" calcext:value-type="float">
            <text:p>1.4440543203</text:p>
          </table:table-cell>
          <table:table-cell table:formula="of:=[.O13]-[.N13]" office:value-type="float" office:value="0.219231625002947" calcext:value-type="float">
            <text:p>0.219231625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G14] - [Sheet1.K14]" office:value-type="float" office:value="1.33969209043195" calcext:value-type="float">
            <text:p>1.3396920904</text:p>
          </table:table-cell>
          <table:table-cell table:formula="of:=[.G14]-[.K14]" office:value-type="float" office:value="1.52425741326148" calcext:value-type="float">
            <text:p>1.5242574133</text:p>
          </table:table-cell>
          <table:table-cell table:formula="of:=[.O14]-[.N14]" office:value-type="float" office:value="0.184565322829529" calcext:value-type="float">
            <text:p>0.1845653228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G15] - [Sheet1.K15]" office:value-type="float" office:value="1.3840022692618" calcext:value-type="float">
            <text:p>1.3840022693</text:p>
          </table:table-cell>
          <table:table-cell table:formula="of:=[.G15]-[.K15]" office:value-type="float" office:value="1.30396844881637" calcext:value-type="float">
            <text:p>1.3039684488</text:p>
          </table:table-cell>
          <table:table-cell table:formula="of:=[.O15]-[.N15]" office:value-type="float" office:value="-0.0800338204454325" calcext:value-type="float">
            <text:p>-0.0800338204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G16] - [Sheet1.K16]" office:value-type="float" office:value="1.31917362235359" calcext:value-type="float">
            <text:p>1.3191736224</text:p>
          </table:table-cell>
          <table:table-cell table:formula="of:=[.G16]-[.K16]" office:value-type="float" office:value="1.06626772729761" calcext:value-type="float">
            <text:p>1.0662677273</text:p>
          </table:table-cell>
          <table:table-cell table:formula="of:=[.O16]-[.N16]" office:value-type="float" office:value="-0.25290589505598" calcext:value-type="float">
            <text:p>-0.2529058951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G17] - [Sheet1.K17]" office:value-type="float" office:value="1.45923775124878" calcext:value-type="float">
            <text:p>1.4592377512</text:p>
          </table:table-cell>
          <table:table-cell table:formula="of:=[.G17]-[.K17]" office:value-type="float" office:value="0.997799507283847" calcext:value-type="float">
            <text:p>0.9977995073</text:p>
          </table:table-cell>
          <table:table-cell table:formula="of:=[.O17]-[.N17]" office:value-type="float" office:value="-0.461438243964937" calcext:value-type="float">
            <text:p>-0.461438244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G18] - [Sheet1.K18]" office:value-type="float" office:value="1.38900346352658" calcext:value-type="float">
            <text:p>1.3890034635</text:p>
          </table:table-cell>
          <table:table-cell table:formula="of:=[.G18]-[.K18]" office:value-type="float" office:value="1.34741149357772" calcext:value-type="float">
            <text:p>1.3474114936</text:p>
          </table:table-cell>
          <table:table-cell table:formula="of:=[.O18]-[.N18]" office:value-type="float" office:value="-0.0415919699488647" calcext:value-type="float">
            <text:p>-0.0415919699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G19] - [Sheet1.K19]" office:value-type="float" office:value="1.46078121192509" calcext:value-type="float">
            <text:p>1.4607812119</text:p>
          </table:table-cell>
          <table:table-cell table:formula="of:=[.G19]-[.K19]" office:value-type="float" office:value="1.39523277964386" calcext:value-type="float">
            <text:p>1.3952327796</text:p>
          </table:table-cell>
          <table:table-cell table:formula="of:=[.O19]-[.N19]" office:value-type="float" office:value="-0.0655484322812268" calcext:value-type="float">
            <text:p>-0.0655484323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G20] - [Sheet1.K20]" office:value-type="float" office:value="1.22493385873874" calcext:value-type="float">
            <text:p>1.2249338587</text:p>
          </table:table-cell>
          <table:table-cell table:formula="of:=[.G20]-[.K20]" office:value-type="float" office:value="1.3217801282133" calcext:value-type="float">
            <text:p>1.3217801282</text:p>
          </table:table-cell>
          <table:table-cell table:formula="of:=[.O20]-[.N20]" office:value-type="float" office:value="0.0968462694745613" calcext:value-type="float">
            <text:p>0.0968462695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G21] - [Sheet1.K21]" office:value-type="float" office:value="1.28556312074395" calcext:value-type="float">
            <text:p>1.2855631207</text:p>
          </table:table-cell>
          <table:table-cell table:formula="of:=[.G21]-[.K21]" office:value-type="float" office:value="1.3149187827059" calcext:value-type="float">
            <text:p>1.3149187827</text:p>
          </table:table-cell>
          <table:table-cell table:formula="of:=[.O21]-[.N21]" office:value-type="float" office:value="0.0293556619619528" calcext:value-type="float">
            <text:p>0.029355662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G22] - [Sheet1.K22]" office:value-type="float" office:value="1.30004517247772" calcext:value-type="float">
            <text:p>1.3000451725</text:p>
          </table:table-cell>
          <table:table-cell table:formula="of:=[.G22]-[.K22]" office:value-type="float" office:value="1.3301136323037" calcext:value-type="float">
            <text:p>1.3301136323</text:p>
          </table:table-cell>
          <table:table-cell table:formula="of:=[.O22]-[.N22]" office:value-type="float" office:value="0.0300684598259855" calcext:value-type="float">
            <text:p>0.0300684598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G23] - [Sheet1.K23]" office:value-type="float" office:value="1.20542244797894" calcext:value-type="float">
            <text:p>1.205422448</text:p>
          </table:table-cell>
          <table:table-cell table:formula="of:=[.G23]-[.K23]" office:value-type="float" office:value="1.3477321189269" calcext:value-type="float">
            <text:p>1.3477321189</text:p>
          </table:table-cell>
          <table:table-cell table:formula="of:=[.O23]-[.N23]" office:value-type="float" office:value="0.142309670947955" calcext:value-type="float">
            <text:p>0.142309670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G24] - [Sheet1.K24]" office:value-type="float" office:value="1.11191663129794" calcext:value-type="float">
            <text:p>1.1119166313</text:p>
          </table:table-cell>
          <table:table-cell table:formula="of:=[.G24]-[.K24]" office:value-type="float" office:value="1.38577975753408" calcext:value-type="float">
            <text:p>1.3857797575</text:p>
          </table:table-cell>
          <table:table-cell table:formula="of:=[.O24]-[.N24]" office:value-type="float" office:value="0.273863126236137" calcext:value-type="float">
            <text:p>0.2738631262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G25] - [Sheet1.K25]" office:value-type="float" office:value="1.01284617258433" calcext:value-type="float">
            <text:p>1.0128461726</text:p>
          </table:table-cell>
          <table:table-cell table:formula="of:=[.G25]-[.K25]" office:value-type="float" office:value="1.32994241498348" calcext:value-type="float">
            <text:p>1.329942415</text:p>
          </table:table-cell>
          <table:table-cell table:formula="of:=[.O25]-[.N25]" office:value-type="float" office:value="0.317096242399145" calcext:value-type="float">
            <text:p>0.3170962424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G26] - [Sheet1.K26]" office:value-type="float" office:value="1.20442865926346" calcext:value-type="float">
            <text:p>1.2044286593</text:p>
          </table:table-cell>
          <table:table-cell table:formula="of:=[.G26]-[.K26]" office:value-type="float" office:value="1.34803286526866" calcext:value-type="float">
            <text:p>1.3480328653</text:p>
          </table:table-cell>
          <table:table-cell table:formula="of:=[.O26]-[.N26]" office:value-type="float" office:value="0.143604206005199" calcext:value-type="float">
            <text:p>0.143604206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G27] - [Sheet1.K27]" office:value-type="float" office:value="1.24633957042724" calcext:value-type="float">
            <text:p>1.2463395704</text:p>
          </table:table-cell>
          <table:table-cell table:formula="of:=[.G27]-[.K27]" office:value-type="float" office:value="1.43060464660824" calcext:value-type="float">
            <text:p>1.4306046466</text:p>
          </table:table-cell>
          <table:table-cell table:formula="of:=[.O27]-[.N27]" office:value-type="float" office:value="0.184265076181" calcext:value-type="float">
            <text:p>0.1842650762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G28] - [Sheet1.K28]" office:value-type="float" office:value="1.29709864253471" calcext:value-type="float">
            <text:p>1.2970986425</text:p>
          </table:table-cell>
          <table:table-cell table:formula="of:=[.G28]-[.K28]" office:value-type="float" office:value="1.40127749629161" calcext:value-type="float">
            <text:p>1.4012774963</text:p>
          </table:table-cell>
          <table:table-cell table:formula="of:=[.O28]-[.N28]" office:value-type="float" office:value="0.104178853756896" calcext:value-type="float">
            <text:p>0.1041788538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G29] - [Sheet1.K29]" office:value-type="float" office:value="1.38893094713623" calcext:value-type="float">
            <text:p>1.3889309471</text:p>
          </table:table-cell>
          <table:table-cell table:formula="of:=[.G29]-[.K29]" office:value-type="float" office:value="1.34436542864272" calcext:value-type="float">
            <text:p>1.3443654286</text:p>
          </table:table-cell>
          <table:table-cell table:formula="of:=[.O29]-[.N29]" office:value-type="float" office:value="-0.0445655184935094" calcext:value-type="float">
            <text:p>-0.0445655185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G30] - [Sheet1.K30]" office:value-type="float" office:value="1.33670319455812" calcext:value-type="float">
            <text:p>1.3367031946</text:p>
          </table:table-cell>
          <table:table-cell table:formula="of:=[.G30]-[.K30]" office:value-type="float" office:value="1.38203678195383" calcext:value-type="float">
            <text:p>1.382036782</text:p>
          </table:table-cell>
          <table:table-cell table:formula="of:=[.O30]-[.N30]" office:value-type="float" office:value="0.045333587395707" calcext:value-type="float">
            <text:p>0.0453335874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G31] - [Sheet1.K31]" office:value-type="float" office:value="1.39169252551861" calcext:value-type="float">
            <text:p>1.3916925255</text:p>
          </table:table-cell>
          <table:table-cell table:formula="of:=[.G31]-[.K31]" office:value-type="float" office:value="1.35959421150514" calcext:value-type="float">
            <text:p>1.3595942115</text:p>
          </table:table-cell>
          <table:table-cell table:formula="of:=[.O31]-[.N31]" office:value-type="float" office:value="-0.032098314013467" calcext:value-type="float">
            <text:p>-0.032098314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G32] - [Sheet1.K32]" office:value-type="float" office:value="1.32041312441809" calcext:value-type="float">
            <text:p>1.3204131244</text:p>
          </table:table-cell>
          <table:table-cell table:formula="of:=[.G32]-[.K32]" office:value-type="float" office:value="1.43192871129941" calcext:value-type="float">
            <text:p>1.4319287113</text:p>
          </table:table-cell>
          <table:table-cell table:formula="of:=[.O32]-[.N32]" office:value-type="float" office:value="0.111515586881312" calcext:value-type="float">
            <text:p>0.1115155869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G33] - [Sheet1.K33]" office:value-type="float" office:value="1.29336743099023" calcext:value-type="float">
            <text:p>1.293367431</text:p>
          </table:table-cell>
          <table:table-cell table:formula="of:=[.G33]-[.K33]" office:value-type="float" office:value="1.3065191561941" calcext:value-type="float">
            <text:p>1.3065191562</text:p>
          </table:table-cell>
          <table:table-cell table:formula="of:=[.O33]-[.N33]" office:value-type="float" office:value="0.0131517252038689" calcext:value-type="float">
            <text:p>0.0131517252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G34] - [Sheet1.K34]" office:value-type="float" office:value="1.39004265723429" calcext:value-type="float">
            <text:p>1.3900426572</text:p>
          </table:table-cell>
          <table:table-cell table:formula="of:=[.G34]-[.K34]" office:value-type="float" office:value="1.3356052598921" calcext:value-type="float">
            <text:p>1.3356052599</text:p>
          </table:table-cell>
          <table:table-cell table:formula="of:=[.O34]-[.N34]" office:value-type="float" office:value="-0.0544373973421968" calcext:value-type="float">
            <text:p>-0.0544373973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G35] - [Sheet1.K35]" office:value-type="float" office:value="1.37821038354925" calcext:value-type="float">
            <text:p>1.3782103835</text:p>
          </table:table-cell>
          <table:table-cell table:formula="of:=[.G35]-[.K35]" office:value-type="float" office:value="1.49450470366778" calcext:value-type="float">
            <text:p>1.4945047037</text:p>
          </table:table-cell>
          <table:table-cell table:formula="of:=[.O35]-[.N35]" office:value-type="float" office:value="0.116294320118528" calcext:value-type="float">
            <text:p>0.1162943201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G36] - [Sheet1.K36]" office:value-type="float" office:value="1.3496335649168" calcext:value-type="float">
            <text:p>1.3496335649</text:p>
          </table:table-cell>
          <table:table-cell table:formula="of:=[.G36]-[.K36]" office:value-type="float" office:value="1.41863871682771" calcext:value-type="float">
            <text:p>1.4186387168</text:p>
          </table:table-cell>
          <table:table-cell table:formula="of:=[.O36]-[.N36]" office:value-type="float" office:value="0.0690051519109087" calcext:value-type="float">
            <text:p>0.0690051519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G37] - [Sheet1.K37]" office:value-type="float" office:value="1.35452812411959" calcext:value-type="float">
            <text:p>1.3545281241</text:p>
          </table:table-cell>
          <table:table-cell table:formula="of:=[.G37]-[.K37]" office:value-type="float" office:value="1.48935399573653" calcext:value-type="float">
            <text:p>1.4893539957</text:p>
          </table:table-cell>
          <table:table-cell table:formula="of:=[.O37]-[.N37]" office:value-type="float" office:value="0.134825871616943" calcext:value-type="float">
            <text:p>0.1348258716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G38] - [Sheet1.K38]" office:value-type="float" office:value="1.40242945407519" calcext:value-type="float">
            <text:p>1.4024294541</text:p>
          </table:table-cell>
          <table:table-cell table:formula="of:=[.G38]-[.K38]" office:value-type="float" office:value="1.46598004296337" calcext:value-type="float">
            <text:p>1.465980043</text:p>
          </table:table-cell>
          <table:table-cell table:formula="of:=[.O38]-[.N38]" office:value-type="float" office:value="0.063550588888174" calcext:value-type="float">
            <text:p>0.0635505889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G39] - [Sheet1.K39]" office:value-type="float" office:value="1.35625218821794" calcext:value-type="float">
            <text:p>1.3562521882</text:p>
          </table:table-cell>
          <table:table-cell table:formula="of:=[.G39]-[.K39]" office:value-type="float" office:value="1.40735649380541" calcext:value-type="float">
            <text:p>1.4073564938</text:p>
          </table:table-cell>
          <table:table-cell table:formula="of:=[.O39]-[.N39]" office:value-type="float" office:value="0.0511043055874663" calcext:value-type="float">
            <text:p>0.0511043056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G40] - [Sheet1.K40]" office:value-type="float" office:value="1.33588008928116" calcext:value-type="float">
            <text:p>1.3358800893</text:p>
          </table:table-cell>
          <table:table-cell table:formula="of:=[.G40]-[.K40]" office:value-type="float" office:value="1.40185248812513" calcext:value-type="float">
            <text:p>1.4018524881</text:p>
          </table:table-cell>
          <table:table-cell table:formula="of:=[.O40]-[.N40]" office:value-type="float" office:value="0.0659723988439702" calcext:value-type="float">
            <text:p>0.0659723988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G41] - [Sheet1.K41]" office:value-type="float" office:value="1.39191490106346" calcext:value-type="float">
            <text:p>1.3919149011</text:p>
          </table:table-cell>
          <table:table-cell table:formula="of:=[.G41]-[.K41]" office:value-type="float" office:value="1.32342305131365" calcext:value-type="float">
            <text:p>1.3234230513</text:p>
          </table:table-cell>
          <table:table-cell table:formula="of:=[.O41]-[.N41]" office:value-type="float" office:value="-0.068491849749807" calcext:value-type="float">
            <text:p>-0.0684918497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G42] - [Sheet1.K42]" office:value-type="float" office:value="1.42836835835746" calcext:value-type="float">
            <text:p>1.4283683584</text:p>
          </table:table-cell>
          <table:table-cell table:formula="of:=[.G42]-[.K42]" office:value-type="float" office:value="1.38478171752828" calcext:value-type="float">
            <text:p>1.3847817175</text:p>
          </table:table-cell>
          <table:table-cell table:formula="of:=[.O42]-[.N42]" office:value-type="float" office:value="-0.0435866408291779" calcext:value-type="float">
            <text:p>-0.0435866408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G43] - [Sheet1.K43]" office:value-type="float" office:value="1.38385014680387" calcext:value-type="float">
            <text:p>1.3838501468</text:p>
          </table:table-cell>
          <table:table-cell table:formula="of:=[.G43]-[.K43]" office:value-type="float" office:value="1.42222565113224" calcext:value-type="float">
            <text:p>1.4222256511</text:p>
          </table:table-cell>
          <table:table-cell table:formula="of:=[.O43]-[.N43]" office:value-type="float" office:value="0.0383755043283707" calcext:value-type="float">
            <text:p>0.0383755043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G44] - [Sheet1.K44]" office:value-type="float" office:value="1.30190046455393" calcext:value-type="float">
            <text:p>1.3019004646</text:p>
          </table:table-cell>
          <table:table-cell table:formula="of:=[.G44]-[.K44]" office:value-type="float" office:value="1.41500662034621" calcext:value-type="float">
            <text:p>1.4150066203</text:p>
          </table:table-cell>
          <table:table-cell table:formula="of:=[.O44]-[.N44]" office:value-type="float" office:value="0.113106155792286" calcext:value-type="float">
            <text:p>0.1131061558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G45] - [Sheet1.K45]" office:value-type="float" office:value="1.297210715232" calcext:value-type="float">
            <text:p>1.2972107152</text:p>
          </table:table-cell>
          <table:table-cell table:formula="of:=[.G45]-[.K45]" office:value-type="float" office:value="1.42474810482023" calcext:value-type="float">
            <text:p>1.4247481048</text:p>
          </table:table-cell>
          <table:table-cell table:formula="of:=[.O45]-[.N45]" office:value-type="float" office:value="0.127537389588225" calcext:value-type="float">
            <text:p>0.1275373896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G46] - [Sheet1.K46]" office:value-type="float" office:value="1.318456850002" calcext:value-type="float">
            <text:p>1.31845685</text:p>
          </table:table-cell>
          <table:table-cell table:formula="of:=[.G46]-[.K46]" office:value-type="float" office:value="1.29712352009619" calcext:value-type="float">
            <text:p>1.2971235201</text:p>
          </table:table-cell>
          <table:table-cell table:formula="of:=[.O46]-[.N46]" office:value-type="float" office:value="-0.0213333299058092" calcext:value-type="float">
            <text:p>-0.0213333299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G47] - [Sheet1.K47]" office:value-type="float" office:value="1.31667772619069" calcext:value-type="float">
            <text:p>1.3166777262</text:p>
          </table:table-cell>
          <table:table-cell table:formula="of:=[.G47]-[.K47]" office:value-type="float" office:value="1.23009100262997" calcext:value-type="float">
            <text:p>1.2300910026</text:p>
          </table:table-cell>
          <table:table-cell table:formula="of:=[.O47]-[.N47]" office:value-type="float" office:value="-0.086586723560724" calcext:value-type="float">
            <text:p>-0.0865867236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G48] - [Sheet1.K48]" office:value-type="float" office:value="1.39702604289171" calcext:value-type="float">
            <text:p>1.3970260429</text:p>
          </table:table-cell>
          <table:table-cell table:formula="of:=[.G48]-[.K48]" office:value-type="float" office:value="1.27522485442388" calcext:value-type="float">
            <text:p>1.2752248544</text:p>
          </table:table-cell>
          <table:table-cell table:formula="of:=[.O48]-[.N48]" office:value-type="float" office:value="-0.121801188467833" calcext:value-type="float">
            <text:p>-0.121801188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G49] - [Sheet1.K49]" office:value-type="float" office:value="1.28207949375863" calcext:value-type="float">
            <text:p>1.2820794938</text:p>
          </table:table-cell>
          <table:table-cell table:formula="of:=[.G49]-[.K49]" office:value-type="float" office:value="1.41348190309305" calcext:value-type="float">
            <text:p>1.4134819031</text:p>
          </table:table-cell>
          <table:table-cell table:formula="of:=[.O49]-[.N49]" office:value-type="float" office:value="0.131402409334425" calcext:value-type="float">
            <text:p>0.1314024093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G50] - [Sheet1.K50]" office:value-type="float" office:value="1.1036605600006" calcext:value-type="float">
            <text:p>1.10366056</text:p>
          </table:table-cell>
          <table:table-cell table:formula="of:=[.G50]-[.K50]" office:value-type="float" office:value="1.33051511627993" calcext:value-type="float">
            <text:p>1.3305151163</text:p>
          </table:table-cell>
          <table:table-cell table:formula="of:=[.O50]-[.N50]" office:value-type="float" office:value="0.226854556279329" calcext:value-type="float">
            <text:p>0.2268545563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G51] - [Sheet1.K51]" office:value-type="float" office:value="1.32150978396831" calcext:value-type="float">
            <text:p>1.321509784</text:p>
          </table:table-cell>
          <table:table-cell table:formula="of:=[.G51]-[.K51]" office:value-type="float" office:value="1.27689129065243" calcext:value-type="float">
            <text:p>1.2768912907</text:p>
          </table:table-cell>
          <table:table-cell table:formula="of:=[.O51]-[.N51]" office:value-type="float" office:value="-0.04461849331588" calcext:value-type="float">
            <text:p>-0.0446184933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G52] - [Sheet1.K52]" office:value-type="float" office:value="1.34038543415679" calcext:value-type="float">
            <text:p>1.3403854342</text:p>
          </table:table-cell>
          <table:table-cell table:formula="of:=[.G52]-[.K52]" office:value-type="float" office:value="1.31242952283162" calcext:value-type="float">
            <text:p>1.3124295228</text:p>
          </table:table-cell>
          <table:table-cell table:formula="of:=[.O52]-[.N52]" office:value-type="float" office:value="-0.0279559113251695" calcext:value-type="float">
            <text:p>-0.0279559113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G53] - [Sheet1.K53]" office:value-type="float" office:value="1.31123525911274" calcext:value-type="float">
            <text:p>1.3112352591</text:p>
          </table:table-cell>
          <table:table-cell table:formula="of:=[.G53]-[.K53]" office:value-type="float" office:value="1.21829823940729" calcext:value-type="float">
            <text:p>1.2182982394</text:p>
          </table:table-cell>
          <table:table-cell table:formula="of:=[.O53]-[.N53]" office:value-type="float" office:value="-0.09293701970545" calcext:value-type="float">
            <text:p>-0.0929370197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G54] - [Sheet1.K54]" office:value-type="float" office:value="1.25968154943525" calcext:value-type="float">
            <text:p>1.2596815494</text:p>
          </table:table-cell>
          <table:table-cell table:formula="of:=[.G54]-[.K54]" office:value-type="float" office:value="1.28835951506659" calcext:value-type="float">
            <text:p>1.2883595151</text:p>
          </table:table-cell>
          <table:table-cell table:formula="of:=[.O54]-[.N54]" office:value-type="float" office:value="0.0286779656313447" calcext:value-type="float">
            <text:p>0.0286779656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G55] - [Sheet1.K55]" office:value-type="float" office:value="1.28649055281658" calcext:value-type="float">
            <text:p>1.2864905528</text:p>
          </table:table-cell>
          <table:table-cell table:formula="of:=[.G55]-[.K55]" office:value-type="float" office:value="1.33717563083256" calcext:value-type="float">
            <text:p>1.3371756308</text:p>
          </table:table-cell>
          <table:table-cell table:formula="of:=[.O55]-[.N55]" office:value-type="float" office:value="0.0506850780159818" calcext:value-type="float">
            <text:p>0.050685078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G56] - [Sheet1.K56]" office:value-type="float" office:value="1.36931509260543" calcext:value-type="float">
            <text:p>1.3693150926</text:p>
          </table:table-cell>
          <table:table-cell table:formula="of:=[.G56]-[.K56]" office:value-type="float" office:value="1.29490092393766" calcext:value-type="float">
            <text:p>1.2949009239</text:p>
          </table:table-cell>
          <table:table-cell table:formula="of:=[.O56]-[.N56]" office:value-type="float" office:value="-0.0744141686677688" calcext:value-type="float">
            <text:p>-0.0744141687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G57] - [Sheet1.K57]" office:value-type="float" office:value="1.3116788484032" calcext:value-type="float">
            <text:p>1.3116788484</text:p>
          </table:table-cell>
          <table:table-cell table:formula="of:=[.G57]-[.K57]" office:value-type="float" office:value="1.29286354077177" calcext:value-type="float">
            <text:p>1.2928635408</text:p>
          </table:table-cell>
          <table:table-cell table:formula="of:=[.O57]-[.N57]" office:value-type="float" office:value="-0.0188153076314268" calcext:value-type="float">
            <text:p>-0.018815307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G58] - [Sheet1.K58]" office:value-type="float" office:value="1.33750484260548" calcext:value-type="float">
            <text:p>1.3375048426</text:p>
          </table:table-cell>
          <table:table-cell table:formula="of:=[.G58]-[.K58]" office:value-type="float" office:value="1.26879940773485" calcext:value-type="float">
            <text:p>1.2687994077</text:p>
          </table:table-cell>
          <table:table-cell table:formula="of:=[.O58]-[.N58]" office:value-type="float" office:value="-0.0687054348706337" calcext:value-type="float">
            <text:p>-0.0687054349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G59] - [Sheet1.K59]" office:value-type="float" office:value="1.37882701132161" calcext:value-type="float">
            <text:p>1.3788270113</text:p>
          </table:table-cell>
          <table:table-cell table:formula="of:=[.G59]-[.K59]" office:value-type="float" office:value="1.30806596597357" calcext:value-type="float">
            <text:p>1.308065966</text:p>
          </table:table-cell>
          <table:table-cell table:formula="of:=[.O59]-[.N59]" office:value-type="float" office:value="-0.0707610453480407" calcext:value-type="float">
            <text:p>-0.0707610453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G60] - [Sheet1.K60]" office:value-type="string" office:string-value="" calcext:value-type="error">
            <text:p>#DIV/0!</text:p>
          </table:table-cell>
          <table:table-cell table:formula="of:=[.G60]-[.K60]" office:value-type="float" office:value="1.2805135675583" calcext:value-type="float">
            <text:p>1.2805135676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G61] - [Sheet1.K61]" office:value-type="float" office:value="1.25586521897657" calcext:value-type="float">
            <text:p>1.255865219</text:p>
          </table:table-cell>
          <table:table-cell table:formula="of:=[.G61]-[.K61]" office:value-type="float" office:value="1.27145407285207" calcext:value-type="float">
            <text:p>1.2714540729</text:p>
          </table:table-cell>
          <table:table-cell table:formula="of:=[.O61]-[.N61]" office:value-type="float" office:value="0.0155888538754934" calcext:value-type="float">
            <text:p>0.0155888539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G62] - [Sheet1.K62]" office:value-type="float" office:value="1.34005138093717" calcext:value-type="float">
            <text:p>1.3400513809</text:p>
          </table:table-cell>
          <table:table-cell table:formula="of:=[.G62]-[.K62]" office:value-type="float" office:value="1.26624241021356" calcext:value-type="float">
            <text:p>1.2662424102</text:p>
          </table:table-cell>
          <table:table-cell table:formula="of:=[.O62]-[.N62]" office:value-type="float" office:value="-0.0738089707236085" calcext:value-type="float">
            <text:p>-0.0738089707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G63] - [Sheet1.K63]" office:value-type="float" office:value="1.46626222330866" calcext:value-type="float">
            <text:p>1.4662622233</text:p>
          </table:table-cell>
          <table:table-cell table:formula="of:=[.G63]-[.K63]" office:value-type="float" office:value="1.33932166356417" calcext:value-type="float">
            <text:p>1.3393216636</text:p>
          </table:table-cell>
          <table:table-cell table:formula="of:=[.O63]-[.N63]" office:value-type="float" office:value="-0.126940559744491" calcext:value-type="float">
            <text:p>-0.1269405597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G64] - [Sheet1.K64]" office:value-type="float" office:value="1.41948984829338" calcext:value-type="float">
            <text:p>1.4194898483</text:p>
          </table:table-cell>
          <table:table-cell table:formula="of:=[.G64]-[.K64]" office:value-type="float" office:value="1.34787778960885" calcext:value-type="float">
            <text:p>1.3478777896</text:p>
          </table:table-cell>
          <table:table-cell table:formula="of:=[.O64]-[.N64]" office:value-type="float" office:value="-0.0716120586845233" calcext:value-type="float">
            <text:p>-0.071612058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G65] - [Sheet1.K65]" office:value-type="float" office:value="1.40946732893248" calcext:value-type="float">
            <text:p>1.4094673289</text:p>
          </table:table-cell>
          <table:table-cell table:formula="of:=[.G65]-[.K65]" office:value-type="float" office:value="1.35176663367243" calcext:value-type="float">
            <text:p>1.3517666337</text:p>
          </table:table-cell>
          <table:table-cell table:formula="of:=[.O65]-[.N65]" office:value-type="float" office:value="-0.057700695260049" calcext:value-type="float">
            <text:p>-0.0577006953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G66] - [Sheet1.K66]" office:value-type="float" office:value="1.2692857979715" calcext:value-type="float">
            <text:p>1.269285798</text:p>
          </table:table-cell>
          <table:table-cell table:formula="of:=[.G66]-[.K66]" office:value-type="float" office:value="1.3248786389339" calcext:value-type="float">
            <text:p>1.3248786389</text:p>
          </table:table-cell>
          <table:table-cell table:formula="of:=[.O66]-[.N66]" office:value-type="float" office:value="0.055592840962402" calcext:value-type="float">
            <text:p>0.055592841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G67] - [Sheet1.K67]" office:value-type="float" office:value="1.38971082671392" calcext:value-type="float">
            <text:p>1.3897108267</text:p>
          </table:table-cell>
          <table:table-cell table:formula="of:=[.G67]-[.K67]" office:value-type="float" office:value="1.45675834112134" calcext:value-type="float">
            <text:p>1.4567583411</text:p>
          </table:table-cell>
          <table:table-cell table:formula="of:=[.O67]-[.N67]" office:value-type="float" office:value="0.0670475144074225" calcext:value-type="float">
            <text:p>0.0670475144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G68] - [Sheet1.K68]" office:value-type="float" office:value="1.31257564260915" calcext:value-type="float">
            <text:p>1.3125756426</text:p>
          </table:table-cell>
          <table:table-cell table:formula="of:=[.G68]-[.K68]" office:value-type="float" office:value="1.41271274829681" calcext:value-type="float">
            <text:p>1.4127127483</text:p>
          </table:table-cell>
          <table:table-cell table:formula="of:=[.O68]-[.N68]" office:value-type="float" office:value="0.100137105687661" calcext:value-type="float">
            <text:p>0.1001371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G69] - [Sheet1.K69]" office:value-type="float" office:value="1.38377918978085" calcext:value-type="float">
            <text:p>1.3837791898</text:p>
          </table:table-cell>
          <table:table-cell table:formula="of:=[.G69]-[.K69]" office:value-type="float" office:value="1.43687351061677" calcext:value-type="float">
            <text:p>1.4368735106</text:p>
          </table:table-cell>
          <table:table-cell table:formula="of:=[.O69]-[.N69]" office:value-type="float" office:value="0.0530943208359196" calcext:value-type="float">
            <text:p>0.0530943208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G70]-[.K70]" office:value-type="float" office:value="1.30862786475417" calcext:value-type="float">
            <text:p>1.3086278648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G71]-[.K71]" office:value-type="float" office:value="1.27299146234272" calcext:value-type="float">
            <text:p>1.27299146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9:22:23.647986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17T17:08:51.880104991</dc:date>
    <meta:editing-duration>PT23H15S</meta:editing-duration>
    <meta:editing-cycles>100</meta:editing-cycles>
    <meta:generator>LibreOffice/4.2.8.2$Linux_X86_64 LibreOffice_project/420m0$Build-2</meta:generator>
    <meta:document-statistic meta:table-count="2" meta:cell-count="17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0 1 3 2" chart:style-name="ch1">
        <chart:legend chart:legend-position="end" svg:x="30.115cm" svg:y="7.783cm" style:legend-expansion="high" chart:style-name="ch2"/>
        <chart:plot-area chart:style-name="ch3" table:cell-range-address="Sheet1.A4:Sheet1.A88 Sheet1.G4:Sheet1.G88 Sheet2.K4:Sheet2.K71 Sheet1.K4:Sheet1.K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K4:Sheet1.K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G4:Sheet1.G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NaN">
                <text:p>NaN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127cm" svg:y="0.413cm" svg:width="15.87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1.10176672093212">
                <text:p>1.10176672093212</text:p>
                <draw:g>
                  <svg:desc>Sheet2.N4:Sheet2.N69</svg:desc>
                </draw:g>
              </table:table-cell>
              <table:table-cell office:value-type="float" office:value="1.13999411612844">
                <text:p>1.13999411612844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7084457557158">
                <text:p>1.07084457557158</text:p>
              </table:table-cell>
              <table:table-cell office:value-type="float" office:value="0.937935442563942">
                <text:p>0.937935442563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4541773595958">
                <text:p>1.04541773595958</text:p>
              </table:table-cell>
              <table:table-cell office:value-type="float" office:value="1.18918415716506">
                <text:p>1.18918415716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17206526123435">
                <text:p>1.17206526123435</text:p>
              </table:table-cell>
              <table:table-cell office:value-type="float" office:value="1.50001580319729">
                <text:p>1.50001580319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.25623483109263">
                <text:p>1.25623483109263</text:p>
              </table:table-cell>
              <table:table-cell office:value-type="float" office:value="1.48208836832757">
                <text:p>1.48208836832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35756268917574">
                <text:p>1.35756268917574</text:p>
              </table:table-cell>
              <table:table-cell office:value-type="float" office:value="1.46602715643621">
                <text:p>1.46602715643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.29709092253443">
                <text:p>1.29709092253443</text:p>
              </table:table-cell>
              <table:table-cell office:value-type="float" office:value="1.44055167542118">
                <text:p>1.44055167542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.21877939888937">
                <text:p>1.21877939888937</text:p>
              </table:table-cell>
              <table:table-cell office:value-type="float" office:value="1.46728336959984">
                <text:p>1.46728336959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.16963870973045">
                <text:p>1.16963870973045</text:p>
              </table:table-cell>
              <table:table-cell office:value-type="float" office:value="1.53374075162448">
                <text:p>1.53374075162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.2248226953312">
                <text:p>1.2248226953312</text:p>
              </table:table-cell>
              <table:table-cell office:value-type="float" office:value="1.44405432033414">
                <text:p>1.44405432033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.33969209043195">
                <text:p>1.33969209043195</text:p>
              </table:table-cell>
              <table:table-cell office:value-type="float" office:value="1.52425741326148">
                <text:p>1.52425741326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.3840022692618">
                <text:p>1.3840022692618</text:p>
              </table:table-cell>
              <table:table-cell office:value-type="float" office:value="1.30396844881637">
                <text:p>1.30396844881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.31917362235359">
                <text:p>1.31917362235359</text:p>
              </table:table-cell>
              <table:table-cell office:value-type="float" office:value="1.06626772729761">
                <text:p>1.06626772729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.45923775124878">
                <text:p>1.45923775124878</text:p>
              </table:table-cell>
              <table:table-cell office:value-type="float" office:value="0.997799507283847">
                <text:p>0.997799507283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.38900346352658">
                <text:p>1.38900346352658</text:p>
              </table:table-cell>
              <table:table-cell office:value-type="float" office:value="1.34741149357772">
                <text:p>1.34741149357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46078121192509">
                <text:p>1.46078121192509</text:p>
              </table:table-cell>
              <table:table-cell office:value-type="float" office:value="1.39523277964386">
                <text:p>1.39523277964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22493385873874">
                <text:p>1.22493385873874</text:p>
              </table:table-cell>
              <table:table-cell office:value-type="float" office:value="1.3217801282133">
                <text:p>1.3217801282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.28556312074395">
                <text:p>1.28556312074395</text:p>
              </table:table-cell>
              <table:table-cell office:value-type="float" office:value="1.3149187827059">
                <text:p>1.3149187827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.30004517247772">
                <text:p>1.30004517247772</text:p>
              </table:table-cell>
              <table:table-cell office:value-type="float" office:value="1.3301136323037">
                <text:p>1.3301136323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.20542244797894">
                <text:p>1.20542244797894</text:p>
              </table:table-cell>
              <table:table-cell office:value-type="float" office:value="1.3477321189269">
                <text:p>1.3477321189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.11191663129794">
                <text:p>1.11191663129794</text:p>
              </table:table-cell>
              <table:table-cell office:value-type="float" office:value="1.38577975753408">
                <text:p>1.3857797575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.01284617258433">
                <text:p>1.01284617258433</text:p>
              </table:table-cell>
              <table:table-cell office:value-type="float" office:value="1.32994241498348">
                <text:p>1.32994241498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.20442865926346">
                <text:p>1.20442865926346</text:p>
              </table:table-cell>
              <table:table-cell office:value-type="float" office:value="1.34803286526866">
                <text:p>1.34803286526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.24633957042724">
                <text:p>1.24633957042724</text:p>
              </table:table-cell>
              <table:table-cell office:value-type="float" office:value="1.43060464660824">
                <text:p>1.43060464660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.29709864253471">
                <text:p>1.29709864253471</text:p>
              </table:table-cell>
              <table:table-cell office:value-type="float" office:value="1.40127749629161">
                <text:p>1.40127749629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.38893094713623">
                <text:p>1.38893094713623</text:p>
              </table:table-cell>
              <table:table-cell office:value-type="float" office:value="1.34436542864272">
                <text:p>1.34436542864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.33670319455812">
                <text:p>1.33670319455812</text:p>
              </table:table-cell>
              <table:table-cell office:value-type="float" office:value="1.38203678195383">
                <text:p>1.38203678195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.39169252551861">
                <text:p>1.39169252551861</text:p>
              </table:table-cell>
              <table:table-cell office:value-type="float" office:value="1.35959421150514">
                <text:p>1.35959421150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.32041312441809">
                <text:p>1.32041312441809</text:p>
              </table:table-cell>
              <table:table-cell office:value-type="float" office:value="1.43192871129941">
                <text:p>1.43192871129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.29336743099023">
                <text:p>1.29336743099023</text:p>
              </table:table-cell>
              <table:table-cell office:value-type="float" office:value="1.3065191561941">
                <text:p>1.3065191561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.39004265723429">
                <text:p>1.39004265723429</text:p>
              </table:table-cell>
              <table:table-cell office:value-type="float" office:value="1.3356052598921">
                <text:p>1.3356052598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.37821038354925">
                <text:p>1.37821038354925</text:p>
              </table:table-cell>
              <table:table-cell office:value-type="float" office:value="1.49450470366778">
                <text:p>1.49450470366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.3496335649168">
                <text:p>1.3496335649168</text:p>
              </table:table-cell>
              <table:table-cell office:value-type="float" office:value="1.41863871682771">
                <text:p>1.4186387168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.35452812411959">
                <text:p>1.35452812411959</text:p>
              </table:table-cell>
              <table:table-cell office:value-type="float" office:value="1.48935399573653">
                <text:p>1.48935399573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.40242945407519">
                <text:p>1.40242945407519</text:p>
              </table:table-cell>
              <table:table-cell office:value-type="float" office:value="1.46598004296337">
                <text:p>1.46598004296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.35625218821794">
                <text:p>1.35625218821794</text:p>
              </table:table-cell>
              <table:table-cell office:value-type="float" office:value="1.40735649380541">
                <text:p>1.40735649380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.33588008928116">
                <text:p>1.33588008928116</text:p>
              </table:table-cell>
              <table:table-cell office:value-type="float" office:value="1.40185248812513">
                <text:p>1.40185248812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.39191490106346">
                <text:p>1.39191490106346</text:p>
              </table:table-cell>
              <table:table-cell office:value-type="float" office:value="1.32342305131365">
                <text:p>1.32342305131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.42836835835746">
                <text:p>1.42836835835746</text:p>
              </table:table-cell>
              <table:table-cell office:value-type="float" office:value="1.38478171752828">
                <text:p>1.38478171752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.38385014680387">
                <text:p>1.38385014680387</text:p>
              </table:table-cell>
              <table:table-cell office:value-type="float" office:value="1.42222565113224">
                <text:p>1.42222565113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.30190046455393">
                <text:p>1.30190046455393</text:p>
              </table:table-cell>
              <table:table-cell office:value-type="float" office:value="1.41500662034621">
                <text:p>1.41500662034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.297210715232">
                <text:p>1.297210715232</text:p>
              </table:table-cell>
              <table:table-cell office:value-type="float" office:value="1.42474810482023">
                <text:p>1.42474810482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.318456850002">
                <text:p>1.318456850002</text:p>
              </table:table-cell>
              <table:table-cell office:value-type="float" office:value="1.29712352009619">
                <text:p>1.29712352009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.31667772619069">
                <text:p>1.31667772619069</text:p>
              </table:table-cell>
              <table:table-cell office:value-type="float" office:value="1.23009100262997">
                <text:p>1.23009100262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.39702604289171">
                <text:p>1.39702604289171</text:p>
              </table:table-cell>
              <table:table-cell office:value-type="float" office:value="1.27522485442388">
                <text:p>1.27522485442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.28207949375863">
                <text:p>1.28207949375863</text:p>
              </table:table-cell>
              <table:table-cell office:value-type="float" office:value="1.41348190309305">
                <text:p>1.41348190309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.1036605600006">
                <text:p>1.1036605600006</text:p>
              </table:table-cell>
              <table:table-cell office:value-type="float" office:value="1.33051511627993">
                <text:p>1.33051511627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.32150978396831">
                <text:p>1.32150978396831</text:p>
              </table:table-cell>
              <table:table-cell office:value-type="float" office:value="1.27689129065243">
                <text:p>1.27689129065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.34038543415679">
                <text:p>1.34038543415679</text:p>
              </table:table-cell>
              <table:table-cell office:value-type="float" office:value="1.31242952283162">
                <text:p>1.31242952283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.31123525911274">
                <text:p>1.31123525911274</text:p>
              </table:table-cell>
              <table:table-cell office:value-type="float" office:value="1.21829823940729">
                <text:p>1.21829823940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.25968154943525">
                <text:p>1.25968154943525</text:p>
              </table:table-cell>
              <table:table-cell office:value-type="float" office:value="1.28835951506659">
                <text:p>1.2883595150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.28649055281658">
                <text:p>1.28649055281658</text:p>
              </table:table-cell>
              <table:table-cell office:value-type="float" office:value="1.33717563083256">
                <text:p>1.33717563083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.36931509260543">
                <text:p>1.36931509260543</text:p>
              </table:table-cell>
              <table:table-cell office:value-type="float" office:value="1.29490092393766">
                <text:p>1.294900923937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.3116788484032">
                <text:p>1.3116788484032</text:p>
              </table:table-cell>
              <table:table-cell office:value-type="float" office:value="1.29286354077177">
                <text:p>1.29286354077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.33750484260548">
                <text:p>1.33750484260548</text:p>
              </table:table-cell>
              <table:table-cell office:value-type="float" office:value="1.26879940773485">
                <text:p>1.26879940773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.37882701132161">
                <text:p>1.37882701132161</text:p>
              </table:table-cell>
              <table:table-cell office:value-type="float" office:value="1.30806596597357">
                <text:p>1.3080659659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.2805135675583">
                <text:p>1.2805135675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.25586521897657">
                <text:p>1.25586521897657</text:p>
              </table:table-cell>
              <table:table-cell office:value-type="float" office:value="1.27145407285207">
                <text:p>1.27145407285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.34005138093717">
                <text:p>1.34005138093717</text:p>
              </table:table-cell>
              <table:table-cell office:value-type="float" office:value="1.26624241021356">
                <text:p>1.266242410213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.46626222330866">
                <text:p>1.46626222330866</text:p>
              </table:table-cell>
              <table:table-cell office:value-type="float" office:value="1.33932166356417">
                <text:p>1.339321663564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.41948984829338">
                <text:p>1.41948984829338</text:p>
              </table:table-cell>
              <table:table-cell office:value-type="float" office:value="1.34787778960885">
                <text:p>1.34787778960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1.40946732893248">
                <text:p>1.40946732893248</text:p>
              </table:table-cell>
              <table:table-cell office:value-type="float" office:value="1.35176663367243">
                <text:p>1.351766633672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.2692857979715">
                <text:p>1.2692857979715</text:p>
              </table:table-cell>
              <table:table-cell office:value-type="float" office:value="1.3248786389339">
                <text:p>1.3248786389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.38971082671392">
                <text:p>1.38971082671392</text:p>
              </table:table-cell>
              <table:table-cell office:value-type="float" office:value="1.45675834112134">
                <text:p>1.45675834112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1.31257564260915">
                <text:p>1.31257564260915</text:p>
              </table:table-cell>
              <table:table-cell office:value-type="float" office:value="1.41271274829681">
                <text:p>1.41271274829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.38377918978085">
                <text:p>1.38377918978085</text:p>
              </table:table-cell>
              <table:table-cell office:value-type="float" office:value="1.43687351061677">
                <text:p>1.43687351061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254cm" svg:y="0.413cm" svg:width="15.684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0.0382273951963132">
                <text:p>0.0382273951963132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0.132909133007643">
                <text:p>-0.132909133007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43766421205484">
                <text:p>0.143766421205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27950541962944">
                <text:p>0.327950541962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25853537234939">
                <text:p>0.225853537234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108464467260475">
                <text:p>0.108464467260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143460752886747">
                <text:p>0.143460752886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48503970710477">
                <text:p>0.248503970710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.364102041894033">
                <text:p>0.364102041894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.219231625002947">
                <text:p>0.219231625002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184565322829529">
                <text:p>0.184565322829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0.0800338204454325">
                <text:p>-0.0800338204454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0.25290589505598">
                <text:p>-0.25290589505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0.461438243964937">
                <text:p>-0.461438243964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415919699488647">
                <text:p>-0.0415919699488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0.0655484322812268">
                <text:p>-0.0655484322812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0.0968462694745613">
                <text:p>0.0968462694745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0.0293556619619528">
                <text:p>0.0293556619619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0.0300684598259855">
                <text:p>0.0300684598259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0.142309670947955">
                <text:p>0.142309670947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273863126236137">
                <text:p>0.273863126236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0.317096242399145">
                <text:p>0.317096242399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0.143604206005199">
                <text:p>0.143604206005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0.184265076181">
                <text:p>0.184265076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0.104178853756896">
                <text:p>0.104178853756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0.0445655184935094">
                <text:p>-0.0445655184935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0.045333587395707">
                <text:p>0.04533358739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0.032098314013467">
                <text:p>-0.032098314013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0.111515586881312">
                <text:p>0.111515586881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0.0131517252038689">
                <text:p>0.0131517252038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0.0544373973421968">
                <text:p>-0.0544373973421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0.116294320118528">
                <text:p>0.116294320118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0.0690051519109087">
                <text:p>0.0690051519109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0.134825871616943">
                <text:p>0.1348258716169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0.063550588888174">
                <text:p>0.063550588888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0511043055874663">
                <text:p>0.0511043055874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0.0659723988439702">
                <text:p>0.0659723988439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0.068491849749807">
                <text:p>-0.068491849749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0.0435866408291779">
                <text:p>-0.043586640829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0.0383755043283707">
                <text:p>0.0383755043283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0.113106155792286">
                <text:p>0.113106155792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0.127537389588225">
                <text:p>0.127537389588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0.0213333299058092">
                <text:p>-0.0213333299058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0.086586723560724">
                <text:p>-0.086586723560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0.121801188467833">
                <text:p>-0.1218011884678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0.131402409334425">
                <text:p>0.131402409334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226854556279329">
                <text:p>0.226854556279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0.04461849331588">
                <text:p>-0.04461849331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-0.0279559113251695">
                <text:p>-0.0279559113251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0.09293701970545">
                <text:p>-0.09293701970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0.0286779656313447">
                <text:p>0.0286779656313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0.0506850780159818">
                <text:p>0.0506850780159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0.0744141686677688">
                <text:p>-0.074414168667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-0.0188153076314268">
                <text:p>-0.0188153076314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0.0687054348706337">
                <text:p>-0.06870543487063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0.0707610453480407">
                <text:p>-0.0707610453480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0.0155888538754934">
                <text:p>0.0155888538754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-0.0738089707236085">
                <text:p>-0.0738089707236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0.126940559744491">
                <text:p>-0.126940559744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0.0716120586845233">
                <text:p>-0.0716120586845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0.057700695260049">
                <text:p>-0.057700695260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055592840962402">
                <text:p>0.055592840962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0.0670475144074225">
                <text:p>0.0670475144074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100137105687661">
                <text:p>0.1001371056876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0.0530943208359196">
                <text:p>0.0530943208359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